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d4a5" officeooo:paragraph-rsid="0011d4a5"/>
    </style:style>
    <style:style style:name="P2" style:family="paragraph" style:parent-style-name="Standard">
      <style:text-properties style:text-underline-style="none" officeooo:rsid="0011d4a5" officeooo:paragraph-rsid="0011d4a5"/>
    </style:style>
    <style:style style:name="P3" style:family="paragraph" style:parent-style-name="Standard">
      <style:text-properties style:text-underline-style="none" officeooo:rsid="001353bd" officeooo:paragraph-rsid="001353bd"/>
    </style:style>
    <style:style style:name="T1" style:family="text">
      <style:text-properties style:text-underline-style="none"/>
    </style:style>
    <style:style style:name="T2" style:family="text">
      <style:text-properties officeooo:rsid="001353b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run (-d)</text:p>
      <text:p text:style-name="P1"/>
      <text:p text:style-name="P1">docker start</text:p>
      <text:p text:style-name="P1"/>
      <text:p text:style-name="P1">docker exec (-it)</text:p>
      <text:p text:style-name="P1"/>
      <text:p text:style-name="P1">docker ps (-a): Para comprobar si funciona el contenedor</text:p>
      <text:p text:style-name="P1">---------------------------</text:p>
      <text:p text:style-name="P1"/>
      <text:p text:style-name="P1">docker images{</text:p>
      <text:p text:style-name="P1"/>
      <text:p text:style-name="P1">- mariadb</text:p>
      <text:p text:style-name="P1">- php:7.4-apache</text:p>
      <text:p text:style-name="P1">}</text:p>
      <text:p text:style-name="P1"/>
      <text:p text:style-name="P1">docker pull</text:p>
      <text:p text:style-name="P1"/>
      <text:p text:style-name="P1">Pasos para eliminar contenedor:</text:p>
      <text:p text:style-name="P1">- docker stop: parar contenedor</text:p>
      <text:p text:style-name="P1">- docker rm: matar contenedor</text:p>
      <text:p text:style-name="P2">O</text:p>
      <text:p text:style-name="P2">- docker rm -f: Con esta opción no hacen falta las variables de entorno</text:p>
      <text:p text:style-name="P1"><text:span text:style-name="T1"/></text:p>
      <text:p text:style-name="P1"><text:span text:style-name="T1"/></text:p>
      <text:p text:style-name="P2">docker rmi: matar imagen</text:p>
      <text:p text:style-name="P1"><text:span text:style-name="T1"/></text:p>
      <text:p text:style-name="P2">--------------------------</text:p>
      <text:p text:style-name="P1"><text:span text:style-name="T1"/></text:p>
      <text:p text:style-name="P2">docker volume create [nombre]</text:p>
      <text:p text:style-name="P2">docker volume ls</text:p>
      <text:p text:style-name="P2">- e es para declarar variables de entorno: Usuario, contraseña, contraseña del root y nombre base de datos</text:p>
      <text:p text:style-name="P2">--mount type=volume</text:p>
      <text:p text:style-name="P1"><text:span text:style-name="T1"/></text:p>
      <text:p text:style-name="P1"><text:span text:style-name="T1"/></text:p>
      <text:p text:style-name="P2">Ejemplo:<text:line-break/></text:p>
      <text:p text:style-name="P2"><text:span text:style-name="T2">docker </text:span>run -d --name bd1 --mount type=bind source=/home/jroddom/bd dst=/var/lib/mysql mariadb</text:p>
      <text:p text:style-name="P2"><text:span text:style-name="T2">docker </text:span>run -d –name bd1 -e</text:p>
      <text:p text:style-name="P2"><text:span text:style-name="T2">docker </text:span>run -d –name bd1 -p 9797:80 -v $(pwd)/web:/usr/local/apache2/htdocs httpd</text:p>
      <text:p text:style-name="P3">docker run -d -it -v $(PWD)/data:/var/lib/mysql</text:p>
      <text:p text:style-name="P3">docker run -d -it -y $(PWD)/web:/etc/usr/www/htdocs</text:p>
      <text:p text:style-name="P3">docker run -d –name web -p 8787:80 -y $(PWD)/web:/usr/local/apache2/htdocs httpd</text:p>
      <text:p text:style-name="P3"/>
      <text:p text:style-name="P3"><text:span text:style-name="T3"/></text:p>
      <text:p text:style-name="P3"><text:span text:style-name="T3">Extensiones VSC</text:span></text:p>
      <text:p text:style-name="P3"><text:span text:style-name="T3"/></text:p>
      <text:p text:style-name="P3">docker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0:40:26.227000000</meta:creation-date>
    <dc:date>2024-11-22T10:22:14.656000000</dc:date>
    <meta:editing-duration>PT2H25M33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30" meta:word-count="143" meta:character-count="968" meta:non-whitespace-character-count="857"/>
  </office:meta>
</office:document-meta>
</file>